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6600000077FE5CCBA033E2C031.jpg" manifest:media-type="image/jpeg"/>
  <manifest:file-entry manifest:full-path="Pictures/100000010000024F000002C5DE5A14B8BA6B57E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Verdana" svg:font-family="Verdana" style:font-family-generic="swiss" style:font-pitch="variable"/>
  </office:font-face-decls>
  <office:automatic-styles>
    <style:style style:name="Tabella1" style:family="table">
      <style:table-properties style:width="19.976cm" fo:margin-left="0.002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1.508cm"/>
    </style:style>
    <style:style style:name="Tabella1.B" style:family="table-column">
      <style:table-column-properties style:column-width="1.402cm"/>
    </style:style>
    <style:style style:name="Tabella1.C" style:family="table-column">
      <style:table-column-properties style:column-width="2.083cm"/>
    </style:style>
    <style:style style:name="Tabella1.D" style:family="table-column">
      <style:table-column-properties style:column-width="0.801cm"/>
    </style:style>
    <style:style style:name="Tabella1.E" style:family="table-column">
      <style:table-column-properties style:column-width="0.864cm"/>
    </style:style>
    <style:style style:name="Tabella1.F" style:family="table-column">
      <style:table-column-properties style:column-width="1.305cm"/>
    </style:style>
    <style:style style:name="Tabella1.G" style:family="table-column">
      <style:table-column-properties style:column-width="2.037cm"/>
    </style:style>
    <style:style style:name="Tabella1.H" style:family="table-column">
      <style:table-column-properties style:column-width="2.884cm"/>
    </style:style>
    <style:style style:name="Tabella1.I" style:family="table-column">
      <style:table-column-properties style:column-width="0.423cm"/>
    </style:style>
    <style:style style:name="Tabella1.J" style:family="table-column">
      <style:table-column-properties style:column-width="1.931cm"/>
    </style:style>
    <style:style style:name="Tabella1.K" style:family="table-column">
      <style:table-column-properties style:column-width="4.736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.I1" style:family="table-cell">
      <style:table-cell-properties style:vertical-align="middle" fo:padding="0.097cm" fo:border="0.05pt solid #000000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139cm"/>
    </style:style>
    <style:style style:name="Tabella1.9" style:family="table-row">
      <style:table-row-properties style:row-height="0.139cm" fo:background-color="transparent" fo:keep-together="auto">
        <style:background-image/>
      </style:table-row-properties>
    </style:style>
    <style:style style:name="Tabella1.A9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0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1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22" style:family="table-row">
      <style:table-row-properties style:min-row-height="1.499cm" fo:background-color="transparent" fo:keep-together="auto">
        <style:background-image/>
      </style:table-row-properties>
    </style:style>
    <style:style style:name="Tabella1.A22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color="#c5000b" loext:opacity="100%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 style:master-page-name="">
      <style:paragraph-properties fo:margin-left="0cm" fo:margin-right="0.026cm" fo:margin-top="0cm" fo:margin-bottom="0.3cm" style:contextual-spacing="false" fo:text-align="justify" style:justify-single-word="false" fo:text-indent="0cm" style:auto-text-indent="false" style:page-number="auto" style:shadow="none"/>
      <style:text-properties style:font-name="Ubuntu Light1" fo:font-size="10pt" style:font-size-asian="10pt" style:font-size-complex="10pt"/>
    </style:style>
    <style:style style:name="P4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 style:shadow="none"/>
      <style:text-properties style:font-name="Arial1" fo:font-size="6pt" style:font-size-asian="6pt" style:font-size-complex="6pt"/>
    </style:style>
    <style:style style:name="P5" style:family="paragraph" style:parent-style-name="Standard" style:master-page-name="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page-number="auto" style:shadow="none"/>
      <style:text-properties style:use-window-font-color="true" loext:opacity="0%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Table_20_Contents" style:master-page-name="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page-number="auto" style:shadow="none"/>
      <style:text-properties style:use-window-font-color="true" loext:opacity="0%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use-window-font-color="true" loext:opacity="0%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Table_20_Contents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shadow="none"/>
      <style:text-properties fo:color="#ff0000" loext:opacity="100%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style:font-name="Ubuntu Light" fo:font-size="2pt" style:font-size-asian="1.75pt" style:font-size-complex="2pt"/>
    </style:style>
    <style:style style:name="P14" style:family="paragraph" style:parent-style-name="Table_20_Contents">
      <style:paragraph-properties fo:text-align="justify" style:justify-single-word="false"/>
      <style:text-properties style:font-name="Ubuntu Light" fo:font-size="2pt" fo:font-weight="bold" style:font-size-asian="1.75pt" style:font-weight-asian="bold" style:font-size-complex="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Ubuntu Light" fo:font-size="12pt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font-name="Verdana" fo:font-size="9pt" fo:font-weight="normal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Verdana" fo:font-size="9pt" fo:font-weight="normal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loext:opacity="100%" style:font-name="Verdana" fo:font-size="9pt" fo:font-weight="normal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000000" loext:opacity="100%" style:font-name="Verdana" fo:font-size="9pt" fo:font-weight="normal" style:font-size-asian="9pt" style:font-weight-asian="normal" style:font-size-complex="9pt" style:font-weight-complex="normal"/>
    </style:style>
    <style:style style:name="T1" style:family="text">
      <style:text-properties fo:color="#c5000b" loext:opacity="100%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c5000b" loext:opacity="100%" fo:font-size="12pt" fo:font-weight="bold" officeooo:rsid="0019a12f" style:font-size-asian="12pt" style:font-weight-asian="bold" style:font-size-complex="12pt" style:font-weight-complex="bold"/>
    </style:style>
    <style:style style:name="T3" style:family="text">
      <style:text-properties fo:color="#c5000b" loext:opacity="100%" style:font-name="Arial" fo:font-size="12pt" fo:font-weight="bold" officeooo:rsid="0019a12f" style:font-size-asian="12pt" style:font-weight-asian="bold" style:font-size-complex="12pt" style:font-weight-complex="bold"/>
    </style:style>
    <style:style style:name="T4" style:family="text">
      <style:text-properties style:font-name="Verdana" fo:font-size="9pt" fo:font-weight="normal" style:font-size-asian="9pt" style:font-weight-asian="normal" style:font-size-complex="9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002cm, 0.9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row table:style-name="Tabella1.1">
          <table:table-cell table:style-name="Tabella1.A1" table:number-columns-spanned="2" office:value-type="string">
            <text:p text:style-name="P10">INFO</text:p>
          </table:table-cell>
          <table:covered-table-cell/>
          <table:table-cell table:style-name="Tabella1.A1" table:number-columns-spanned="2" office:value-type="string">
            <text:p text:style-name="P10">Data</text:p>
          </table:table-cell>
          <table:covered-table-cell/>
          <table:table-cell table:style-name="Tabella1.A1" table:number-columns-spanned="4" office:value-type="string">
            <text:p text:style-name="P10">Fornitore</text:p>
          </table:table-cell>
          <table:covered-table-cell/>
          <table:covered-table-cell/>
          <table:covered-table-cell/>
          <table:table-cell table:style-name="Tabella1.I1" table:number-columns-spanned="3" office:value-type="string">
            <text:p text:style-name="P10">DDT / Fattura n°</text:p>
          </table:table-cell>
          <table:covered-table-cell/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20"><text:placeholder text:placeholder-type="text">&lt;o.ref&gt;</text:placeholder></text:p>
          </table:table-cell>
          <table:covered-table-cell/>
          <table:table-cell table:style-name="Tabella1.A2" table:number-columns-spanned="2" office:value-type="string">
            <text:p text:style-name="P20"><text:placeholder text:placeholder-type="text">&lt;o.insert_date&gt;</text:placeholder></text:p>
          </table:table-cell>
          <table:covered-table-cell/>
          <table:table-cell table:style-name="Tabella1.A2" table:number-columns-spanned="4" office:value-type="string">
            <text:p text:style-name="P20"><text:placeholder text:placeholder-type="text">&lt;o.lot_id.default_supplier_id.name&gt;</text:placeholder></text:p>
          </table:table-cell>
          <table:covered-table-cell/>
          <table:covered-table-cell/>
          <table:covered-table-cell/>
          <table:table-cell table:style-name="Tabella1.I2" table:number-columns-spanned="3" office:value-type="string">
            <text:p text:style-name="P21"><text:placeholder text:placeholder-type="text">&lt;o.ddt_ref&gt;</text:placeholder></text:p>
          </table:table-cell>
          <table:covered-table-cell/>
          <table:covered-table-cell/>
        </table:table-row>
        <table:table-row table:style-name="Tabella1.3">
          <table:table-cell table:style-name="Tabella1.I1" table:number-columns-spanned="11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11">Tipo:</text:p>
          </table:table-cell>
          <table:table-cell table:style-name="Tabella1.A2" table:number-columns-spanned="5" office:value-type="string">
            <text:p text:style-name="P17"><text:placeholder text:placeholder-type="text">&lt;'Aesthetic/Packaging -' if o.aesthetic_packaging else ''&gt;</text:placeholder><text:placeholder text:placeholder-type="text">&lt;'Quantity -' if o.quantity else ''&gt;</text:placeholder><text:s/><text:placeholder text:placeholder-type="text">&lt;'Sanitation' if o.sanitation else ''&gt;</text:placeholder></text:p>
          </table:table-cell>
          <table:covered-table-cell/>
          <table:covered-table-cell/>
          <table:covered-table-cell/>
          <table:covered-table-cell/>
          <table:table-cell table:style-name="Tabella1.A2" office:value-type="string">
            <text:p text:style-name="P11">Genesi:</text:p>
          </table:table-cell>
          <table:table-cell table:style-name="Tabella1.I2" table:number-columns-spanned="4" office:value-type="string">
            <text:p text:style-name="P16"><text:placeholder text:placeholder-type="text">&lt;o.genesis if o.genesis else ''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I2" table:number-columns-spanned="11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" table:number-columns-spanned="3" office:value-type="string">
            <text:p text:style-name="P8">Prodotto</text:p>
          </table:table-cell>
          <table:covered-table-cell/>
          <table:covered-table-cell/>
          <table:table-cell table:style-name="Tabella1.A2" table:number-columns-spanned="6" office:value-type="string">
            <text:p text:style-name="P17"><text:placeholder text:placeholder-type="text">&lt;o.lot_id.product_id.name if o.lot_id.product_id else ''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A2" office:value-type="string">
            <text:p text:style-name="P10">Quantità</text:p>
          </table:table-cell>
          <table:table-cell table:style-name="Tabella1.I1" office:value-type="string">
            <text:p text:style-name="P22"><text:placeholder text:placeholder-type="text">&lt;o.claim_id.product_ids.return_qty[0] if o.claim_id else ''&gt;</text:placeholder></text:p>
          </table:table-cell>
        </table:table-row>
        <table:table-row table:style-name="Tabella1.3">
          <table:table-cell table:style-name="Tabella1.I2" table:number-columns-spanned="11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I2" table:number-columns-spanned="11" office:value-type="string">
            <text:p text:style-name="P7"><text:placeholder text:placeholder-type="text">&lt;' Tipo di non conformità: %s' % (o.name) if o.name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11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9" table:number-columns-spanned="11" office:value-type="string">
            <text:p text:style-name="P12">N° lotto assegnato: <text:span text:style-name="T4"><text:placeholder text:placeholder-type="text">&lt;o.lot_id.name if o.lot_i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9" table:number-columns-spanned="11" office:value-type="string">
            <text:p text:style-name="P15">TRATT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9" table:number-columns-spanned="11" office:value-type="string">
            <text:p text:style-name="P5"><text:placeholder text:placeholder-type="text">&lt;for each="l in o.treatm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3" table:number-columns-spanned="5" office:value-type="string">
            <text:p text:style-name="P18"><text:placeholder text:placeholder-type="text">&lt;l.type if l.type else ''&gt;</text:placeholder></text:p>
          </table:table-cell>
          <table:covered-table-cell/>
          <table:covered-table-cell/>
          <table:covered-table-cell/>
          <table:covered-table-cell/>
          <table:table-cell table:style-name="Tabella1.A13" table:number-columns-spanned="4" office:value-type="string">
            <text:p text:style-name="P18"><text:placeholder text:placeholder-type="text">&lt;l.name if l.name else ''&gt;</text:placeholder></text:p>
          </table:table-cell>
          <table:covered-table-cell/>
          <table:covered-table-cell/>
          <table:covered-table-cell/>
          <table:table-cell table:style-name="Tabella1.A9" table:number-columns-spanned="2" office:value-type="string">
            <text:p text:style-name="P19"><text:placeholder text:placeholder-type="text">&lt;l.qty if l.qty else ''&gt;</text:placeholder></text:p>
          </table:table-cell>
          <table:covered-table-cell/>
        </table:table-row>
        <table:table-row table:style-name="Tabella1.10">
          <table:table-cell table:style-name="Tabella1.A9" table:number-columns-spanned="11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11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9" table:number-columns-spanned="11" office:value-type="string">
            <text:p text:style-name="P15">COMUNICAZIO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9" table:number-columns-spanned="11" office:value-type="string">
            <text:p text:style-name="P5"><text:placeholder text:placeholder-type="text">&lt;for each="l in o.comunication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3" table:number-columns-spanned="5" office:value-type="string">
            <text:p text:style-name="P18"><text:placeholder text:placeholder-type="text">&lt;l.type_id.name if l.type_id else ''&gt;</text:placeholder></text:p>
          </table:table-cell>
          <table:covered-table-cell/>
          <table:covered-table-cell/>
          <table:covered-table-cell/>
          <table:covered-table-cell/>
          <table:table-cell table:style-name="Tabella1.A13" table:number-columns-spanned="4" office:value-type="string">
            <text:p text:style-name="P18"><text:placeholder text:placeholder-type="text">&lt;l.name if l.name else ''&gt;</text:placeholder></text:p>
          </table:table-cell>
          <table:covered-table-cell/>
          <table:covered-table-cell/>
          <table:covered-table-cell/>
          <table:table-cell table:style-name="Tabella1.A9" table:number-columns-spanned="2" office:value-type="string">
            <text:p text:style-name="P18"><text:placeholder text:placeholder-type="text">&lt;l.prot_number if l.prot_number else ''&gt;</text:placeholder></text:p>
          </table:table-cell>
          <table:covered-table-cell/>
        </table:table-row>
        <table:table-row table:style-name="Tabella1.10">
          <table:table-cell table:style-name="Tabella1.A9" table:number-columns-spanned="11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9" table:number-columns-spanned="11" office:value-type="string">
            <text:p text:style-name="P6"><text:placeholder text:placeholder-type="text">&lt;' Note RAQ: %s' % (o.note_RAQ) if o.note_RAQ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9" table:number-columns-spanned="11" office:value-type="string">
            <text:p text:style-name="P6"><text:placeholder text:placeholder-type="text">&lt;' Note Magazziniere: %s' % (o.note_warehouse) if o.note_warehouse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22" table:number-columns-spanned="9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9" table:number-columns-spanned="2" office:value-type="string">
            <text:p text:style-name="P9">FIRMA RAQ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fo:color="#c5000b" loext:opacity="100%" fo:font-size="12pt" fo:font-weight="bold" style:font-size-asian="12pt" style:font-weight-asian="bold" style:font-size-complex="12pt" style:font-weight-complex="bold"/>
    </style:style>
    <style:style style:name="MT1" style:family="text">
      <style:text-properties fo:color="#c5000b" loext:opacity="100%" fo:font-size="12pt" fo:font-weight="bold" style:font-size-asian="12pt" style:font-weight-asian="bold" style:font-size-complex="12pt" style:font-weight-complex="bold"/>
    </style:style>
    <style:style style:name="MT2" style:family="text">
      <style:text-properties fo:color="#c5000b" loext:opacity="100%" fo:font-size="12pt" fo:font-weight="bold" officeooo:rsid="0019a12f" style:font-size-asian="12pt" style:font-weight-asian="bold" style:font-size-complex="12pt" style:font-weight-complex="bold"/>
    </style:style>
    <style:style style:name="MT3" style:family="text">
      <style:text-properties fo:color="#c5000b" loext:opacity="100%" style:font-name="Arial" fo:font-size="12pt" fo:font-weight="bold" officeooo:rsid="0019a12f" style:font-size-asian="12pt" style:font-weight-asian="bold" style:font-size-complex="12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.002cm, 0.99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magini1" text:anchor-type="paragraph" svg:x="2.692cm" svg:y="0.289cm" svg:width="5.68cm" svg:height="1.891cm" draw:z-index="0"><draw:image xlink:href="Pictures/100000000000016600000077FE5CCBA033E2C031.jpg" xlink:type="simple" xlink:show="embed" xlink:actuate="onLoad" draw:mime-type="image/jpeg"/></draw:frame><draw:frame draw:style-name="Mfr2" draw:name="Immagine1" text:anchor-type="char" svg:x="16.836cm" svg:y="0.099cm" svg:width="2.865cm" svg:height="2.669cm" draw:z-index="1"><draw:image xlink:href="Pictures/100000010000024F000002C5DE5A14B8BA6B57E0.png" xlink:type="simple" xlink:show="embed" xlink:actuate="onLoad" draw:mime-type="image/png"/></draw:frame></text:p>
        <text:p text:style-name="MP2"/>
        <text:p text:style-name="MP2"/>
        <text:p text:style-name="MP2"/>
        <text:p text:style-name="MP2"/>
        <text:p text:style-name="MP2"/>
        <text:p text:style-name="MP1"><text:span text:style-name="MT1">GENERAL FOOD S.p.A. - Report: Azione correttiva (Ver. 1.</text:span><text:span text:style-name="MT2">1</text:span><text:span text:style-name="MT1"> del </text:span><text:span text:style-name="MT3">05/12/2019</text:span><text:span text:style-name="MT1">)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0-06-01T12:19:36.49</meta:creation-date>
    <dc:date>2022-11-16T10:57:33.712000000</dc:date>
    <meta:editing-duration>P1DT9H18M15S</meta:editing-duration>
    <meta:editing-cycles>325</meta:editing-cycles>
    <meta:generator>LibreOffice/7.2.4.1$Windows_X86_64 LibreOffice_project/27d75539669ac387bb498e35313b970b7fe9c4f9</meta:generator>
    <meta:document-statistic meta:table-count="1" meta:image-count="2" meta:object-count="0" meta:page-count="1" meta:paragraph-count="34" meta:word-count="141" meta:character-count="1021" meta:non-whitespace-character-count="914"/>
    <meta:user-defined meta:name="Info 1"/>
    <meta:user-defined meta:name="Info 2"/>
    <meta:user-defined meta:name="Info 3"/>
    <meta:user-defined meta:name="Info 4"/>
  </office:meta>
</office:document-meta>
</file>